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orphans="100"/>
    </style:style>
    <style:style style:name="P2" style:family="paragraph" style:parent-style-name="Text_20_body" style:list-style-name="L1"/>
    <style:style style:name="P3" style:family="paragraph" style:parent-style-name="Text_20_body" style:list-style-name="L3"/>
    <style:style style:name="P4" style:family="paragraph" style:parent-style-name="Text_20_body" style:list-style-name="L6"/>
    <style:style style:name="P5" style:family="paragraph" style:parent-style-name="Text_20_body" style:list-style-name="L8"/>
    <style:style style:name="P6" style:family="paragraph" style:parent-style-name="Text_20_body">
      <style:text-properties fo:font-size="14pt" fo:font-weight="bold" style:font-size-asian="14pt" style:font-weight-asian="bold" style:font-size-complex="14pt" style:font-weight-complex="bold"/>
    </style:style>
    <style:style style:name="P7" style:family="paragraph" style:parent-style-name="Text_20_body">
      <style:paragraph-properties fo:margin-top="0in" fo:margin-bottom="0in" loext:contextual-spacing="false"/>
    </style:style>
    <style:style style:name="P8" style:family="paragraph" style:parent-style-name="Text_20_body" style:list-style-name="L2">
      <style:paragraph-properties fo:margin-top="0in" fo:margin-bottom="0in" loext:contextual-spacing="false"/>
    </style:style>
    <style:style style:name="P9" style:family="paragraph" style:parent-style-name="Text_20_body">
      <style:paragraph-properties fo:margin-top="0in" fo:margin-bottom="0in" loext:contextual-spacing="false"/>
      <style:text-properties fo:font-size="9pt"/>
    </style:style>
    <style:style style:name="P10" style:family="paragraph" style:parent-style-name="Text_20_body">
      <style:paragraph-properties fo:margin-top="0in" fo:margin-bottom="0in" loext:contextual-spacing="false" fo:line-height="112%"/>
      <style:text-properties loext:padding="0.0193in" loext:border="0.06pt solid #e1e1e1"/>
    </style:style>
    <style:style style:name="T1" style:family="text">
      <style:text-properties fo:font-size="9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244444" style:font-weight-asian="bold" style:font-weight-complex="bold"/>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fo:font-weight="bold" officeooo:rsid="00244444" style:font-size-asian="14pt" style:font-weight-asian="bold" style:font-size-complex="14pt" style:font-weight-complex="bold"/>
    </style:style>
    <style:style style:name="T7" style:family="text">
      <style:text-properties officeooo:rsid="00244444"/>
    </style:style>
    <style:style style:name="T8" style:family="text">
      <style:text-properties style:text-position="super 58%"/>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Heading_20_2" text:outline-level="2">Module 2 Quiz</text:h>
      <text:p text:style-name="P7">,</text:p>
      <text:p text:style-name="Text_20_body"><text:span text:style-name="Strong_20_Emphasis">People are making progress</text:span></text:p>
      <text:p text:style-name="Text_20_body"><text:span text:style-name="Strong_20_Emphasis">157</text:span> learners have recently completed this assignment</text:p>
      <text:p text:style-name="P7">Submit your assignment</text:p>
      <text:p text:style-name="P7">Due DateDec 21, 12:59 AM MST</text:p>
      <text:p text:style-name="P7">Attempts3 every 8 hours</text:p>
      <text:p text:style-name="P7">Receive grade</text:p>
      <text:p text:style-name="P7">To Pass70% or higher</text:p>
      <text:p text:style-name="P7">Grade</text:p>
      <text:p text:style-name="P7">—</text:p>
      <text:section text:style-name="Sect1" text:name="flagcontent-620f406c-5084-4e67-9f3e-eeb218aab761">
        <text:p text:style-name="P7"/>
      </text:section>
      <text:section text:style-name="Sect1" text:name="Section1">
        <text:p text:style-name="P7"><text:bookmark text:name="rendered-content"/></text:p>
        <text:section text:style-name="Sect1" text:name="Section2">
          <text:p text:style-name="P7"><text:bookmark text:name="flagcontent-620f406c-5084-4e67-9f3e-eeb218aab761"/></text:p>
        </text:section>
      </text:section>
      <text:p text:style-name="P7">Module 2 Quiz</text:p>
      <text:p text:style-name="Text_20_body">Graded Quiz • 30 min</text:p>
      <text:p text:style-name="Text_20_body"><text:span text:style-name="Strong_20_Emphasis">Due</text:span> Dec 21, 12:59 AM MST</text:p>
      <text:h text:style-name="Heading_20_4" text:outline-level="4">Module 2 Quiz</text:h>
      <text:p text:style-name="P7">Total points 10</text:p>
      <text:section text:style-name="Sect1" text:name="c8nj54WZEeaxMg4AWPbIYQ@0-legend">
        <text:p text:style-name="P7">1.</text:p>
        <text:p text:style-name="Text_20_body">Question 1</text:p>
        <text:p text:style-name="Text_20_body">Consider the following parallel pseudo-code that use future tasks, as introduced in Lecture 2.1. Select the statement below which must be true for this code snippet.</text:p>
        <text:p text:style-name="Text_20_body">finish {</text:p>
        <text:p text:style-name="Text_20_body"><text:s text:c="3"/>future A = future { S1; return 1;} ;</text:p>
        <text:p text:style-name="Text_20_body"><text:s text:c="3"/>future B = future { S2; int a = A.get(); S3; return 3;} ;</text:p>
        <text:p text:style-name="Text_20_body"><text:s text:c="3"/>future C = future { int a = A.get(); S4; int b = B.get(); </text:p>
        <text:p text:style-name="Text_20_body"><text:s text:c="23"/>S5; return 5;} ; </text:p>
        <text:p text:style-name="Text_20_body">}</text:p>
      </text:section>
      <text:section text:style-name="Sect1" text:name="Section3">
        <text:p text:style-name="P10"><text:bookmark text:name="c8nj54WZEeaxMg4AWPbIYQ@0-legend"/>1 point</text:p>
      </text:section>
      <text:p text:style-name="Text_20_body">A. S1 can run in parallel with S3.</text:p>
      <text:p text:style-name="Text_20_body">B. S2 can run in parallel with S5.</text:p>
      <text:p text:style-name="Text_20_body">C. S1, S2, and S4 can all run in parallel with each other</text:p>
      <text:p text:style-name="P6"><text:soft-page-break/>D. S2 can run in parallel with S4.</text:p>
      <text:p text:style-name="Text_20_body">E. S4 can run in parallel with S5.</text:p>
      <text:section text:style-name="Sect1" text:name="r08vuYWhEeaK7woVpN01cw@0-legend">
        <text:p text:style-name="P7">2.</text:p>
        <text:p text:style-name="Text_20_body">Question 2</text:p>
        <text:p text:style-name="Text_20_body">Which of the following dependencies result from the following pseudo-code using futures (as introduced in Lecture 2.1)? </text:p>
        <text:p text:style-name="Text_20_body">finish {</text:p>
        <text:p text:style-name="Text_20_body"><text:s text:c="3"/>future A = future { int a = 1; S1; S2; return a;} ;</text:p>
        <text:p text:style-name="Text_20_body"><text:s text:c="3"/>future B = future { int b = 2; S3; int a = A.get(); S4; </text:p>
        <text:p text:style-name="Text_20_body"><text:s text:c="23"/>return a+b;} ;</text:p>
        <text:p text:style-name="Text_20_body">}</text:p>
      </text:section>
      <text:section text:style-name="Sect1" text:name="Section4">
        <text:p text:style-name="P10"><text:bookmark text:name="r08vuYWhEeaK7woVpN01cw@0-legend"/>1 point</text:p>
      </text:section>
      <text:p text:style-name="Text_20_body">A. S3 depends on S2 having executed</text:p>
      <text:p text:style-name="P6">B. S4 depends on S2 having executed</text:p>
      <text:p text:style-name="Text_20_body">C. S2 depends on S4 having executed</text:p>
      <text:p text:style-name="Text_20_body">D. S1 depends on S3 having executed</text:p>
      <text:section text:style-name="Sect1" text:name="H2yDi4WiEeaQ4hIwpQV2ew@0-legend">
        <text:p text:style-name="P7">3.</text:p>
        <text:p text:style-name="Text_20_body">Question 3</text:p>
        <text:p text:style-name="Text_20_body">You can use futures in the Java Fork-Join framework (as discussed in Lecture 2.2) by implementing which class?</text:p>
        <text:p text:style-name="P10">1 point</text:p>
      </text:section>
      <text:p text:style-name="Text_20_body">A. RecursiveAction</text:p>
      <text:p text:style-name="Text_20_body"><text:span text:style-name="T5">B. RecursiveTask</text:span> </text:p>
      <text:p text:style-name="Text_20_body">C. FutureTask </text:p>
      <text:p text:style-name="Text_20_body">D. Future</text:p>
      <text:section text:style-name="Sect1" text:name="R3NmT4WiEeaxMg4AWPbIYQ@0-legend">
        <text:p text:style-name="P7">4.</text:p>
        <text:p text:style-name="Text_20_body">Question 4</text:p>
        <text:p text:style-name="Text_20_body">How do you retrieve the value from a future in the Java Fork-Join framework (as discussed in Lecture 2.2) ?</text:p>
        <text:p text:style-name="P10">1 point</text:p>
      </text:section>
      <text:p text:style-name="Text_20_body">A. Through the return value provided by explicitly calling a task’s compute() method. </text:p>
      <text:p text:style-name="Text_20_body">B. By the return value of the fork() method of ForkJoinTask. </text:p>
      <text:p text:style-name="P6"><text:soft-page-break/>C. By the return value of the join() method of ForkJoinTask. </text:p>
      <text:p text:style-name="Text_20_body">D. By the return value of the quietlyJoin() method of ForkJoinTask. </text:p>
      <text:section text:style-name="Sect1" text:name="aghl4IWiEeaQ4hIwpQV2ew@0-legend">
        <text:p text:style-name="P7">5.</text:p>
        <text:p text:style-name="Text_20_body">Question 5</text:p>
        <text:p text:style-name="Text_20_body">Consider the Pascal’s triangle implementation below, with a triangle containing R rows, with row <text:span text:style-name="Emphasis">i</text:span> containing <text:span text:style-name="Emphasis">i</text:span> entries. A triangle with R rows would therefore have 2R(R+1)​ total entries. Assuming a memoized parallelization strategy like the one below (and discussed in Lecture 2.3), how many futures would be created when computing Pascal’s triangle with R rows ?</text:p>
        <text:p text:style-name="Text_20_body">final Map&lt;Pair&lt;Int, Int&gt;, future&lt;Integer&gt;&gt; cache = new ...;</text:p>
        <text:p text:style-name="Text_20_body">future&lt;Integer&gt; choose(final int N, final int K) {</text:p>
        <text:p text:style-name="Text_20_body"><text:s text:c="4"/>final Pair&lt;Int, Int&gt; key = Pair.factory(N, K);</text:p>
        <text:p text:style-name="Text_20_body"><text:s text:c="4"/>if (!cache.contains(key)) {</text:p>
        <text:p text:style-name="Text_20_body"><text:s text:c="8"/>future&lt;Integer&gt; newFuture = null;</text:p>
        <text:p text:style-name="Text_20_body"><text:s text:c="8"/>if (N == 0) {</text:p>
        <text:p text:style-name="Text_20_body"><text:s text:c="12"/>// Root element case, zero gets</text:p>
        <text:p text:style-name="Text_20_body"><text:s text:c="12"/>newFuture = future {</text:p>
        <text:p text:style-name="Text_20_body"><text:s text:c="16"/>return 1;</text:p>
        <text:p text:style-name="Text_20_body"><text:s text:c="12"/>}</text:p>
        <text:p text:style-name="Text_20_body"><text:s text:c="8"/>} else if (K == 0) {</text:p>
        <text:p text:style-name="Text_20_body"><text:s text:c="12"/>// Left edge element case, one get</text:p>
        <text:p text:style-name="Text_20_body"><text:s text:c="12"/>newFuture = future { return choose(N - 1, K).get(); }</text:p>
        <text:p text:style-name="Text_20_body"><text:s text:c="8"/>} else if (N == K) {</text:p>
        <text:p text:style-name="Text_20_body"><text:s text:c="12"/>// Right edge element case, one get</text:p>
        <text:p text:style-name="Text_20_body"><text:s text:c="12"/>newFuture = future { return choose(N - 1, K - 1).get(); }</text:p>
        <text:p text:style-name="Text_20_body"><text:s text:c="8"/>} else {</text:p>
        <text:p text:style-name="Text_20_body"><text:s text:c="12"/>// Inner element case, two gets</text:p>
        <text:p text:style-name="Text_20_body"><text:s text:c="12"/>newFuture = future {</text:p>
        <text:p text:style-name="Text_20_body"><text:s text:c="16"/>return choose(N - 1, K - 1).get() + </text:p>
        <text:p text:style-name="Text_20_body"><text:s text:c="23"/>choose(N - 1, K).get();</text:p>
        <text:p text:style-name="Text_20_body"><text:s text:c="12"/>}</text:p>
        <text:p text:style-name="Text_20_body"><text:s text:c="8"/>}</text:p>
        <text:p text:style-name="Text_20_body"><text:soft-page-break/><text:s text:c="8"/>cache.put(key, newFuture);</text:p>
        <text:p text:style-name="Text_20_body"><text:s text:c="4"/>}</text:p>
        <text:p text:style-name="Text_20_body"><text:s text:c="4"/>return cache.get(key);</text:p>
        <text:p text:style-name="Text_20_body">}</text:p>
        <text:p text:style-name="Text_20_body">// Scan across target row of Pascal’s triangle</text:p>
        <text:p text:style-name="Text_20_body">final int targetRowLength = targetRowIndex + 1;</text:p>
        <text:p text:style-name="Text_20_body">for (int i = 0; i &lt; targetRowLength; i++) {</text:p>
        <text:p text:style-name="Text_20_body"><text:s text:c="4"/>result[i] = choose(targetRowIndex, i).get();</text:p>
        <text:p text:style-name="Text_20_body">}</text:p>
      </text:section>
      <text:section text:style-name="Sect1" text:name="Section5">
        <text:p text:style-name="P10"><text:bookmark text:name="aghl4IWiEeaQ4hIwpQV2ew@0-legend"/>1 point</text:p>
      </text:section>
      <text:p text:style-name="Text_20_body">A. R</text:p>
      <text:p text:style-name="Text_20_body">B. 2×R</text:p>
      <text:p text:style-name="Text_20_body">C. R(R+1)</text:p>
      <text:p text:style-name="Text_20_body"><text:span text:style-name="T5">D. R(R+1)/</text:span><text:span text:style-name="T6">2</text:span>​</text:p>
      <text:section text:style-name="Sect1" text:name="LvIXwYWjEeaQ4hIwpQV2ew@0-legend">
        <text:p text:style-name="P7">6.</text:p>
        <text:p text:style-name="Text_20_body">Question 6</text:p>
        <text:p text:style-name="Text_20_body">Based on the same Pascal's triangle implementation above, if memoization and futures are used to compute a Pascal’s triangle of R rows, how many future get() calls must be made to compute the values for the R rows? Keep in mind the special cases of elements on the left and right edges of the triangle. You should ignore the get() calls on the second to last line (line 31) in the code example above; only consider the get()s necessary to compute the actual contents of the triangle.</text:p>
        <text:p text:style-name="P10">1 point</text:p>
      </text:section>
      <text:p text:style-name="P6">A. R<text:span text:style-name="T8">2</text:span>−R</text:p>
      <text:p text:style-name="Text_20_body">B. 2R(R+1)​</text:p>
      <text:p text:style-name="Text_20_body">C. R(R+1)</text:p>
      <text:p text:style-name="Text_20_body">D. 2×R</text:p>
      <text:section text:style-name="Sect1" text:name="h4IP3IWjEeaxMg4AWPbIYQ@0-legend">
        <text:p text:style-name="P7">7.</text:p>
        <text:p text:style-name="Text_20_body">Question 7</text:p>
        <text:p text:style-name="Text_20_body">Supposed you had a List of Integers in Java: [3, 6, 8, 2, 1, 0]. Which of the stream-based programs below would be equivalent to the provided loop-based Java code? (Recall that Java streams were introduced in Lecture 2.4.)</text:p>
        <text:p text:style-name="Text_20_body">List&lt;Integer&gt; output = new List&lt;Integer&gt;();</text:p>
        <text:p text:style-name="Text_20_body"><text:soft-page-break/>for (Integer i : input) {</text:p>
        <text:p text:style-name="Text_20_body"><text:s text:c="4"/>if (i &gt;= 3) {</text:p>
        <text:p text:style-name="Text_20_body"><text:s text:c="8"/>output.add(i);</text:p>
        <text:p text:style-name="Text_20_body"><text:s text:c="4"/>}</text:p>
        <text:p text:style-name="Text_20_body">}</text:p>
      </text:section>
      <text:section text:style-name="Sect1" text:name="Section6">
        <text:p text:style-name="P10"><text:bookmark text:name="h4IP3IWjEeaxMg4AWPbIYQ@0-legend"/>1 point</text:p>
      </text:section>
      <text:p text:style-name="Text_20_body">A. input.filter(v -&gt; v &gt;= 3);</text:p>
      <text:p text:style-name="P6">B. input.stream().filter(v -&gt; v &gt;= 3);</text:p>
      <text:p text:style-name="Text_20_body">C. input.stream().filter(v -&gt; v &lt; 3);</text:p>
      <text:p text:style-name="Text_20_body">D. input.stream().average(); </text:p>
      <text:section text:style-name="Sect1" text:name="3UXSL4WkEeaK7woVpN01cw@0-legend">
        <text:p text:style-name="P7">8.</text:p>
        <text:p text:style-name="Text_20_body">Question 8</text:p>
        <text:p text:style-name="Text_20_body">Consider a search algorithm that uses many tasks to examine the search space in parallel. Every task that discovers a target value in the search space will set a global boolean flag to true (it is initialized to false). However, no task will ever read this global flag during execution, hence there will be no early exit of tasks. The flag will only be read after all tasks have terminated.</text:p>
        <text:p text:style-name="Text_20_body">Such a program will exhibit which of the following? (Recall that data races, functional determinism, and structural determinism were introduced in Lecture 2.5.)</text:p>
        <text:p text:style-name="P10">1 point</text:p>
      </text:section>
      <text:p text:style-name="Text_20_body">A. Functional and structural determinism, and no data race</text:p>
      <text:p text:style-name="P6">B. Functional and structural determinism, with a data race </text:p>
      <text:p text:style-name="Text_20_body">C. Functional but not structural determinism, with a data race </text:p>
      <text:p text:style-name="Text_20_body">D. Structural but not functional determinism, with a data race </text:p>
      <text:section text:style-name="Sect1" text:name="gPOF54WlEeaQ4hIwpQV2ew@0-legend">
        <text:p text:style-name="P7">9.</text:p>
        <text:p text:style-name="Text_20_body">Question 9</text:p>
        <text:p text:style-name="Text_20_body">Now consider another search algorithm that uses many tasks to examine the search space in parallel. Each task increments a shared integer counter (e.g., count = count +1) when the search is successful. </text:p>
        <text:p text:style-name="Text_20_body">Such a program will exhibit which of the following?</text:p>
        <text:p text:style-name="P10">1 point</text:p>
      </text:section>
      <text:p text:style-name="Text_20_body">A. Functional and structural determinism, and no data race</text:p>
      <text:p text:style-name="Text_20_body">B. Functional and structural determinism, with a data race</text:p>
      <text:p text:style-name="Text_20_body">C. Functional but not structural determinism, with a data race</text:p>
      <text:p text:style-name="P6"><text:soft-page-break/>D. Structural but not functional determinism, with a data race</text:p>
      <text:section text:style-name="Sect1" text:name="x2pP3IWlEeaK7woVpN01cw@0-legend">
        <text:p text:style-name="P7">10.</text:p>
        <text:p text:style-name="Text_20_body">Question 10</text:p>
        <text:p text:style-name="Text_20_body">Finally, consider a variation of Question 8 in which every task that discovers a target value in the search space will set a shared global int variable to the location of the target value that was found (the variable is initialized to -1). However, no task will ever read the int variable during execution, hence there will be no early exit of tasks. The variable will only be read after all tasks have terminated. Note that, in general, there can be multiple possible locations for the target value, and we assume that any target location is acceptable in the final value of the int variable.</text:p>
        <text:p text:style-name="Text_20_body">Such a program will exhibit which of the following?</text:p>
        <text:p text:style-name="P10">1 point</text:p>
      </text:section>
      <text:p text:style-name="Text_20_body">A. Functional and structural determinism, with a data race</text:p>
      <text:p text:style-name="Text_20_body">B. Functional and structural determinism, and no data race</text:p>
      <text:p text:style-name="P6">C. Benign non-determinism, with a data race.</text:p>
      <text:p text:style-name="P7">Honor Code Agreement</text:p>
      <text:p text:style-name="P7">I, <text:span text:style-name="T2">Mark P Mullally</text:span>, understand that submitting work that isn’t my own may result in permanent failure of this course or deactivation of my Coursera account. </text:p>
      <text:section text:style-name="Sect1" text:name="flagcontent-4f842be9-b928-4441-833b-edcf45935226">
        <text:p text:style-name="P7"/>
      </text:section>
      <text:section text:style-name="Sect1" text:name="Section7">
        <text:p text:style-name="P7"><text:bookmark text:name="flagcontent-4f842be9-b928-4441-833b-edcf45935226"/></text:p>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6T16:45:07.352735420</meta:creation-date>
    <dc:date>2020-12-06T16:57:33.651492069</dc:date>
    <meta:editing-duration>PT12M27S</meta:editing-duration>
    <meta:editing-cycles>5</meta:editing-cycles>
    <meta:generator>LibreOffice/6.4.6.2$Linux_X86_64 LibreOffice_project/40$Build-2</meta:generator>
    <meta:document-statistic meta:table-count="0" meta:image-count="0" meta:object-count="0" meta:page-count="6" meta:paragraph-count="150" meta:word-count="1140" meta:character-count="6775" meta:non-whitespace-character-count="5244"/>
  </office:meta>
</office:document-meta>
</file>